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style="italic" style:font-style-asian="italic" style:font-style-complex="italic"/>
    </style:style>
    <style:style style:name="P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style:text-position="super 58.3%"/>
    </style:style>
  </office:automatic-styles>
  <office:body>
    <office:text text:use-soft-page-breaks="true">
      <text:p text:style-name="P1">My evaluation of the final project (Unit 11) vs. the design proposal (Unit 6)</text:p>
      <text:p text:style-name="Normal"/>
      <text:p text:style-name="Normal">The Unit 11 final project is a close match to the design proposal in Unit 6. Almost all classes were implemented, although a key difference was the decision to make a ‘Lesson’ that contained ‘question’, and ‘answer’ attributes, rather than having these as separate classes. This decision was made to simplify the code and helped to better control how the User classes interacted with the Lesson class.</text:p>
      <text:p text:style-name="Normal"/>
      <text:p text:style-name="Normal">In terms of security, multi-factor authentication was not implemented in the final product due to time constraints. However, additional functionality was developed in the form of a rate limiter that limited the number of API calls when security was activated. A regex check was also developed to ensure against an API injection attack for the upload_homework() method (that was also an extra added feature), checking that the uploaded document was restricted to being a Word file. Finally, a file size-checking function was developed to ensure that the Word file uploaded was not over 5MB in size.</text:p>
      <text:p text:style-name="Normal"/>
      <text:p text:style-name="Normal">Although the security toggling did work, and security class development and integration was a key part of the system design, as per similar recommendations made by Firdaus, Ghani &amp; Jeong (2014) there are several security aspects that would require changing <text:s/>if the code were to be refactored: I had a problem switching to HTTPS when security was activated, and I was unable to resolve the error I was met with – something that I would seek to remedy in future iterations of the code. I did manage to encrypt data sent over PATCH and POST methods, however I did not implement this in the POST method that sent the user’s homework document to the server, which would violate the GDPR specification if it contained sensitive data about the student.<text:s/></text:p>
      <text:p text:style-name="Normal"/>
      <text:p text:style-name="Normal">Additionally, although the santise_input() security method did reduce the number of characters that could be added for each user input, an evil regex DOS attack was not sufficiently protected against by this method; this could have been implemented within an additional security method that constrained the amount of time spent on regex evaluation of user input, rejecting input that consumed too much CPU power.<text:s/></text:p>
      <text:p text:style-name="Normal"/>
      <text:p text:style-name="Normal">Finally, I believe that many of the methods in this application are too lengthy and contain too many conditional statements, which has increased its cyclomatic complexity, making it more vulnerable to attack (Ferrer, Chicano &amp; Alba, 2013). This, combined with the fact that too many methods contained user input prompts within<text:s/><text:soft-page-break/>their code, meant that performing unit testing on these methods was not viable. Testable code, with programs built in a more modular form - made up of smaller methods that perform one main job - is an important an important part of reliable and effective development (Kelly, 2008) and this is something that I will strive towards in future. <text:s text:c="2"/>I will also seek to separate user input into separate interface logic before passing this to different class methods.</text:p>
      <text:p text:style-name="Normal"/>
      <text:p text:style-name="P2">References</text:p>
      <text:p text:style-name="Normal">Ferrer, J., Chicano, F. and Alba, E. (2013) ‘Estimating software testing complexity’, <text:span text:style-name="T3">Information and Software Technology</text:span>, 55(12): 2125-2139. doi: 10.1016/j.infsof.2013.07.007.</text:p>
      <text:p text:style-name="P4"/>
      <text:p text:style-name="Normal">Firdaus, A., Ghani, I. and Jeong, S.R. (2014) Secure Feature Driven Development (SFDD) Model for Secure Software Development’, <text:span text:style-name="T5">Procedia - Social and Behavioral Sciences</text:span>, 12(9): 546-553. DOI: 10.1016/j.sbspro.2014.03.712.</text:p>
      <text:p text:style-name="Normal"/>
      <text:p text:style-name="Normal">Kelly, A. (2008) <text:span text:style-name="T6">Changing Software Development: Learning to Be Agile</text:span>. 1st edn. Chichester, England: John Wiley. Available from: https://learning.oreilly.com/library/view/changing-software-development/9780470515044/?sso_link=yes&amp;sso_link_from=university-of-essex <text:s/>[Accessed 18<text:span text:style-name="T7">th</text:span><text:s/>October 2024]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1:18:00Z</meta:creation-date>
    <dc:date>2024-10-19T01:18:00Z</dc:date>
    <meta:template xlink:href="Normal.dotm" xlink:type="simple"/>
    <meta:editing-cycles>2</meta:editing-cycles>
    <meta:editing-duration>PT0S</meta:editing-duration>
    <meta:document-statistic meta:page-count="2" meta:paragraph-count="7" meta:word-count="557" meta:character-count="3731" meta:row-count="26" meta:non-whitespace-character-count="3181"/>
  </office:meta>
</office:document-meta>
</file>